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Helviteca" svg:font-family="Helviteca"/>
    <style:font-face style:name="Helvetica2" svg:font-family="Helvetica" style:font-family-generic="swiss"/>
    <style:font-face style:name="Nimbus Mono L" svg:font-family="'Nimbus Mono L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831cm" table:align="margins"/>
    </style:style>
    <style:style style:name="Table1.A" style:family="table-column">
      <style:table-column-properties style:column-width="18.831cm" style:rel-column-width="6553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831cm" table:align="margins"/>
    </style:style>
    <style:style style:name="Table2.A" style:family="table-column">
      <style:table-column-properties style:column-width="2.309cm" style:rel-column-width="8037*"/>
    </style:style>
    <style:style style:name="Table2.B" style:family="table-column">
      <style:table-column-properties style:column-width="6.482cm" style:rel-column-width="22561*"/>
    </style:style>
    <style:style style:name="Table2.C" style:family="table-column">
      <style:table-column-properties style:column-width="0.741cm" style:rel-column-width="2577*"/>
    </style:style>
    <style:style style:name="Table2.D" style:family="table-column">
      <style:table-column-properties style:column-width="4.828cm" style:rel-column-width="16801*"/>
    </style:style>
    <style:style style:name="Table2.E" style:family="table-column">
      <style:table-column-properties style:column-width="4.471cm" style:rel-column-width="15559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31cm" table:align="margins"/>
    </style:style>
    <style:style style:name="Table3.A" style:family="table-column">
      <style:table-column-properties style:column-width="11.569cm" style:rel-column-width="40260*"/>
    </style:style>
    <style:style style:name="Table3.B" style:family="table-column">
      <style:table-column-properties style:column-width="0.984cm" style:rel-column-width="3427*"/>
    </style:style>
    <style:style style:name="Table3.C" style:family="table-column">
      <style:table-column-properties style:column-width="6.278cm" style:rel-column-width="21848*"/>
    </style:style>
    <style:style style:name="Table3.A1" style:family="table-cell">
      <style:table-cell-properties fo:padding="0.097cm" fo:border="none"/>
    </style:style>
    <style:style style:name="Table8" style:family="table">
      <style:table-properties style:width="18.831cm" table:align="margins"/>
    </style:style>
    <style:style style:name="Table8.A" style:family="table-column">
      <style:table-column-properties style:column-width="18.831cm" style:rel-column-width="6553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8.831cm" table:align="margins"/>
    </style:style>
    <style:style style:name="Table9.A" style:family="table-column">
      <style:table-column-properties style:column-width="3.037cm" style:rel-column-width="10570*"/>
    </style:style>
    <style:style style:name="Table9.B" style:family="table-column">
      <style:table-column-properties style:column-width="15.794cm" style:rel-column-width="54965*"/>
    </style:style>
    <style:style style:name="Table9.A1" style:family="table-cell">
      <style:table-cell-properties fo:padding="0.097cm" fo:border="none"/>
    </style:style>
    <style:style style:name="Table5" style:family="table">
      <style:table-properties style:width="19.034cm" fo:margin-left="0cm" table:align="left"/>
    </style:style>
    <style:style style:name="Table5.A" style:family="table-column">
      <style:table-column-properties style:column-width="19.034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9.034cm" fo:margin-left="0cm" table:align="left"/>
    </style:style>
    <style:style style:name="Table6.A" style:family="table-column">
      <style:table-column-properties style:column-width="2.039cm"/>
    </style:style>
    <style:style style:name="Table6.B" style:family="table-column">
      <style:table-column-properties style:column-width="16.995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8.831cm" table:align="margins"/>
    </style:style>
    <style:style style:name="Table7.A" style:family="table-column">
      <style:table-column-properties style:column-width="8.793cm" style:rel-column-width="30598*"/>
    </style:style>
    <style:style style:name="Table7.B" style:family="table-column">
      <style:table-column-properties style:column-width="1.122cm" style:rel-column-width="3902*"/>
    </style:style>
    <style:style style:name="Table7.C" style:family="table-column">
      <style:table-column-properties style:column-width="8.918cm" style:rel-column-width="31035*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7.B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rp_5f_default_5f_8">
      <style:paragraph-properties fo:text-align="start" style:justify-single-word="false" fo:keep-with-next="always"/>
      <style:text-properties style:font-name="Helvetica2" fo:font-size="11pt" style:font-name-asian="WenQuanYi Micro Hei" style:font-size-asian="11pt" style:font-name-complex="Lohit Hindi" style:font-size-complex="11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 fo:keep-with-next="always"/>
      <style:text-properties style:font-name="Helvetica2" fo:font-size="11pt" style:font-name-asian="WenQuanYi Micro Hei" style:font-size-asian="11pt" style:font-name-complex="Lohit Hindi" style:font-size-complex="11pt"/>
    </style:style>
    <style:style style:name="P18" style:family="paragraph" style:parent-style-name="terp_5f_default_5f_8">
      <style:paragraph-properties fo:text-align="start" style:justify-single-word="false" fo:keep-with-next="always"/>
      <style:text-properties style:font-name="Helvetica2" fo:font-size="11pt" style:font-name-asian="WenQuanYi Micro Hei" style:font-size-asian="11pt" style:font-name-complex="Lohit Hindi" style:font-size-complex="11pt"/>
    </style:style>
    <style:style style:name="P19" style:family="paragraph" style:parent-style-name="terp_5f_default_5f_8">
      <style:paragraph-properties fo:text-align="start" style:justify-single-word="false" fo:keep-with-next="always"/>
      <style:text-properties style:text-outline="false" style:text-line-through-style="none" style:font-name="Helvetica2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Lohit Hindi" style:font-size-complex="11pt" style:font-style-complex="normal" style:font-weight-complex="normal" style:text-emphasize="none" style:text-overline-style="none" style:text-overline-color="font-color"/>
    </style:style>
    <style:style style:name="P20" style:family="paragraph" style:parent-style-name="terp_5f_default_5f_8">
      <style:paragraph-properties fo:text-align="start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style:font-name="Helvetica1" style:font-name-asian="Bitstream Vera Sans" style:font-name-complex="Bitstream Vera Sans"/>
    </style:style>
    <style:style style:name="P2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Helvetica2" style:font-name-asian="WenQuanYi Micro Hei" style:font-name-complex="Lohit Hindi"/>
    </style:style>
    <style:style style:name="T4" style:family="text">
      <style:text-properties style:use-window-font-color="true" style:font-name="Helvetica2" fo:font-size="11pt" style:font-name-asian="WenQuanYi Micro Hei" style:font-size-asian="11pt" style:font-name-complex="Lohit Hindi" style:font-size-complex="11pt"/>
    </style:style>
    <style:style style:name="T5" style:family="text">
      <style:text-properties style:use-window-font-color="true" style:font-name="Helvetica2" fo:font-weight="normal" style:font-name-asian="WenQuanYi Micro Hei" style:font-weight-asian="normal" style:font-name-complex="Lohit Hindi" style:font-weight-complex="normal"/>
    </style:style>
    <style:style style:name="T6" style:family="text">
      <style:text-properties style:use-window-font-color="true" style:text-outline="false" style:text-line-through-style="none" style:font-name="Helvetica2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/>
    </style:style>
    <style:style style:name="T7" style:family="text"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font-name="Liberation Serif" fo:font-size="12pt" style:font-name-asian="Garamond" style:font-size-asian="12pt" style:font-name-complex="Garamond" style:font-size-complex="12pt"/>
    </style:style>
    <style:style style:name="T9" style:family="text">
      <style:text-properties style:use-window-font-color="true" fo:font-size="10.5pt" style:font-size-asian="10.5pt" style:font-size-complex="10.5pt"/>
    </style:style>
    <style:style style:name="T10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T11" style:family="text">
      <style:text-properties style:font-name="Helvetica2" fo:font-size="11pt" style:font-name-asian="WenQuanYi Micro Hei" style:font-size-asian="11pt" style:font-name-complex="Lohit Hindi" style:font-size-complex="11pt"/>
    </style:style>
    <style:style style:name="T12" style:family="text">
      <style:text-properties style:font-name="Helvetica2" fo:font-size="11pt" fo:font-weight="normal" style:font-name-asian="WenQuanYi Micro Hei" style:font-size-asian="11pt" style:font-weight-asian="normal" style:font-name-complex="Lohit Hindi" style:font-size-complex="11pt" style:font-weight-complex="normal"/>
    </style:style>
    <style:style style:name="T13" style:family="text">
      <style:text-properties style:font-name="Helvetica2" style:font-name-asian="WenQuanYi Micro Hei" style:font-name-complex="Lohit Hindi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Liberation Serif" fo:font-size="12pt" style:font-name-asian="Garamond" style:font-size-asian="12pt" style:font-name-complex="Garamond" style:font-size-complex="12pt" style:text-overline-style="none" style:text-overline-color="font-color"/>
    </style:style>
    <style:style style:name="T16" style:family="text">
      <style:text-properties style:font-name="Helviteca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PAGARE A LA ORDEN CON VENCIMIENTOS SUCESIVOS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POR: US$</text:p>
          </table:table-cell>
          <table:table-cell table:style-name="Table2.A1" office:value-type="string">
            <text:p text:style-name="P9"><text:text-input text:description="&lt;o.total_pagare&gt;">total_pagare</text:text-input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LUGAR DE EMISION: </text:p>
          </table:table-cell>
          <table:table-cell table:style-name="Table2.A1" office:value-type="string">
            <text:p text:style-name="P9"><text:text-input text:description="&lt;o.company_id.city&gt;">city</text:text-input></text:p>
          </table:table-cell>
        </table:table-row>
        <table:table-row>
          <table:table-cell table:style-name="Table2.A1" table:number-columns-spanned="2" office:value-type="string">
            <text:p text:style-name="P2">POR VALOR RECIBIDO, el /los suscrito/s</text:p>
          </table:table-cell>
          <table:covered-table-cell/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2">FECHA DE EMISION:</text:p>
          </table:table-cell>
          <table:table-cell table:style-name="Table2.A1" office:value-type="string">
            <text:p text:style-name="P9"><text:bookmark-start text:name="__DdeLink__13735_687798691"/><text:text-input text:description="&lt;time.strftime('%Y-%m-%d', time.strptime(o.date_order, '%Y-%m-%d %H:%M:%S'))&gt;">date_order</text:text-input><text:bookmark-end text:name="__DdeLink__13735_687798691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<text:text-input text:description="&lt;o.partner_id.name&gt;">partner_id</text:text-input></text:p>
          </table:table-cell>
          <table:table-cell table:style-name="Table3.A1" office:value-type="string">
            <text:p text:style-name="P6">C.I.</text:p>
          </table:table-cell>
          <table:table-cell table:style-name="Table3.A1" office:value-type="string">
            <text:p text:style-name="P9"><text:text-input text:description="&lt;o.partner_id.cedula&gt;">cedula</text:text-input></text:p>
          </table:table-cell>
        </table:table-row>
        <table:table-row>
          <table:table-cell table:style-name="Table3.A1" office:value-type="string">
            <text:p text:style-name="P9"><text:text-input text:description="&lt;o.cyg_partner_id.name&gt;">cyg_partner_id</text:text-input></text:p>
          </table:table-cell>
          <table:table-cell table:style-name="Table3.A1" office:value-type="string">
            <text:p text:style-name="P6">C.I.</text:p>
          </table:table-cell>
          <table:table-cell table:style-name="Table3.A1" office:value-type="string">
            <text:p text:style-name="P9"><text:text-input text:description="&lt;o.cyg_partner_id.cedula&gt;">cyg_cedula</text:text-input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4">debe/n y p<text:span text:style-name="T2">agará/n incondicionalmente en el lugar que se me/nos reconvenga a la orden de </text:span><text:span text:style-name="T7"><text:text-input text:description="&lt;o.company_id.ceo&gt;">empresario</text:text-input></text:span><text:span text:style-name="T2"> <text:s/>en adelante denominado el Vendedor la cantidad de </text:span><text:span text:style-name="T2"><text:text-input text:description="&lt;o.total_pagare&gt;">total_pagare</text:text-input></text:span><text:span text:style-name="T2"> "</text:span><text:span text:style-name="T2"><text:text-input text:description="&lt;o.total_pagare_texto&gt;">total_pagare_texto</text:text-input></text:span><text:span text:style-name="T2">" DOLARES DE LOS ESTADOS UNIDOS DE NORTE AMERICA en </text:span><text:span text:style-name="T2"><text:text-input text:description="&lt;o.financiamiento&gt;">financiamiento</text:text-input></text:span><text:span text:style-name="T2"><text:text-input text:description="&lt;o.financiamiento&gt;"/></text:span><text:span text:style-name="T3"> CUOTAS, </text:span><text:span text:style-name="T2">cada una de USD </text:span><text:span text:style-name="T2"><text:text-input text:description="&lt;o.cuota_mes&gt;">cuota_mes</text:text-input></text:span><text:span text:style-name="T2"> <text:s/>a partir del </text:span><text:span text:style-name="T4"><text:text-input text:description="&lt;time.strftime('%Y-%m-%d', time.strptime(o.date_order, '%Y-%m-%d %H:%M:%S'))&gt;">date_order</text:text-input></text:span><text:span text:style-name="T2"> en adelante. </text:span></text:p>
            <text:p text:style-name="P10"><text:span text:style-name="T15"><text:text-input text:description="&lt;if test=&quot;o.adicional_ids&quot;&gt;">if adicionales</text:text-input></text:span><text:span text:style-name="T15"> </text:span><text:span text:style-name="T16">más los siguientes pagos adicionales</text:span> <text:s/><text:text-input text:description="&lt;/if&gt;">/if</text:text-input></text:p>
          </table:table-cell>
        </table:table-row>
      </table:table>
      <text:p text:style-name="P21"><text:span text:style-name="T14"><text:text-input text:description="&lt;for each=&quot;lines in o.adicional_ids&quot;&gt;">for adicionales</text:text-input>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2"><text:span text:style-name="T5"><text:s/></text:span><text:span text:style-name="T5"><text:text-input text:description="&lt;lines.valor_interes&gt;">valor_interes</text:text-input></text:span><text:span text:style-name="T5"> </text:span></text:p>
          </table:table-cell>
          <table:table-cell table:style-name="Table9.A1" office:value-type="string">
            <text:p text:style-name="P4"><text:span text:style-name="T10">pagadero el </text:span><text:span text:style-name="T6"><text:s/></text:span><text:span text:style-name="T6"><text:text-input text:description="&lt;lines.date_vencimiento&gt;">date_vencimiento</text:text-input></text:span></text:p>
          </table:table-cell>
        </table:table-row>
      </table:table>
      <text:p text:style-name="P22"><text:text-input text:description="&lt;/for&gt;">/for</text:text-input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">Si una de las cuotas adeudadas no fuere pagada al vencimiento, total o parcialmente, la cantidad no pagada devengará intereses de mora, desde la fecha de vencimiento del dividendo o cuota total o parcialmente impaga y hasta la fecha de pago efectivo, (así antes como después de sentencia), a la tasa de interés de mora que esté vigente en esa fecha, de conformidad con las Regulaciones dictadas por el Banco Central del Ecuador u otra autoridad competente para el efecto.</text:p>
          </table:table-cell>
        </table:table-row>
        <table:table-row>
          <table:table-cell table:style-name="Table5.A1" office:value-type="string">
            <text:p text:style-name="P3">Acepto como válida la liquidación de la mora que efectúe el Vendedor, renunciando a cualquier reclamación o alegación al respecto. Si me encontrare en mora del pago de uno o mas dividendos o cuotas, el Vendedor podrá dar por vencido el plazo estipulado <text:s/>para el pago total de este pagaré y demandar inmediatamente el pago de toda la obligación.</text:p>
          </table:table-cell>
        </table:table-row>
        <table:table-row>
          <table:table-cell table:style-name="Table5.A1" office:value-type="string">
            <text:p text:style-name="P3">Todos los pagos de las cuotas, que incluye capital e intereses del presente pagaré se realizarán en la fecha de vencimiento en moneda legal de los Estados Unidos de América (en Dólares libremente transferibles de <text:s/>los Estados Unidos) en fondos de disponibilidad inmediata, libres de y sin deducción alguna por impuestos, gravámenes, deducciones, cargos o retenciones, presentes o futuros, gravados sobre este pagaré, el <text:s/>producto o el tenedor o sobre obligaciones respecto a los mismos que fueran declaradas, impuestas, gravadas, cobradas o establecidas por la República del Ecuador o por cualquier subdivisión política o autoridad tributaria de la misma.</text:p>
          </table:table-cell>
        </table:table-row>
        <table:table-row>
          <table:table-cell table:style-name="Table5.A1" office:value-type="string">
            <text:p text:style-name="P3">El pago de las cuotas no podrá hacerse por partes ni aún por mis herederos o sucesores. Si se demandare el pago de este pagaré, el suscrito conviene expresamente en someterse a la competencia de los jueces y tribunales competentes de la ciudad de <text:span text:style-name="T13"><text:text-input text:description="&lt;o.company_id.city&gt;">city</text:text-input></text:span>. <text:s/></text:p>
          </table:table-cell>
        </table:table-row>
        <table:table-row>
          <table:table-cell table:style-name="Table5.A1" office:value-type="string">
            <text:p text:style-name="P3">El deudor pagará todas las costas judiciales y extrajudiciales necesarias para asegurar la legalidad y ejecutoriedad de este documento y para recaudar los valores adeudados según este pagaré, incluyendo honorarios legales, así como otras pérdidas y daños causados por el incumplimiento, siendo suficiente prueba para establecer tales gastos la sola aseveración del gasto por parte del Vendedor. </text:p>
          </table:table-cell>
        </table:table-row>
        <table:table-row>
          <table:table-cell table:style-name="Table5.A1" office:value-type="string">
            <text:p text:style-name="P3">Sin protesto. Exímese de presentación para el pago y de avisos por falta de pago. </text:p>
          </table:table-cell>
        </table:table-row>
        <table:table-row>
          <table:table-cell table:style-name="Table5.A1" office:value-type="string">
            <text:p text:style-name="P3">Todas las palabras y expresiones hechas en singular, en este documento, serán entendidas en plural, cuando por ser varios los deudores, su sentido así lo requiera; de igual manera, si el deudor es una persona jurídica, las declaraciones se entienden hechas por su representante legal, a nombre de ella. </text:p>
          </table:table-cell>
        </table:table-row>
        <table:table-row>
          <table:table-cell table:style-name="Table5.A1" office:value-type="string">
            <text:p text:style-name="P1"><text:span text:style-name="T1">EN TESTIMONIO DE LO CUAL se acepta este PAGARE bajo los términos y condiciones estipulados en este documento</text:span>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text:text-input text:description="&lt;o.company_id.city&gt;">city</text:text-input></text:p>
          </table:table-cell>
          <table:table-cell table:style-name="Table6.A1" office:value-type="string">
            <text:p text:style-name="P9"><text:text-input text:description="&lt;time.strftime('%Y-%m-%d', time.strptime(o.date_order, '%Y-%m-%d %H:%M:%S'))&gt;">date_order</text:text-input></text:p>
          </table:table-cell>
        </table:table-row>
        <table:table-row>
          <table:table-cell table:style-name="Table6.A1" table:number-columns-spanned="2" office:value-type="string">
            <text:p text:style-name="P5">EL/LOS DEUDOR(ES)</text:p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">f)</text:p>
          </table:table-cell>
          <table:table-cell table:style-name="Table7.B1" office:value-type="string">
            <text:p text:style-name="P7"/>
          </table:table-cell>
          <table:table-cell table:style-name="Table7.A1" office:value-type="string">
            <text:p text:style-name="P7">f)</text:p>
          </table:table-cell>
        </table:table-row>
        <table:table-row>
          <table:table-cell table:style-name="Table7.B1" office:value-type="string">
            <text:p text:style-name="P9"><text:text-input text:description="&lt;o.partner_id.name&gt;">partner_id</text:text-input></text:p>
          </table:table-cell>
          <table:table-cell table:style-name="Table7.B1" office:value-type="string">
            <text:p text:style-name="P8"/>
          </table:table-cell>
          <table:table-cell table:style-name="Table7.B1" office:value-type="string">
            <text:p text:style-name="P9"><text:text-input text:description="&lt;o.cyg_partner_id.name&gt;">cyg_partner_id</text:text-input></text:p>
          </table:table-cell>
        </table:table-row>
        <table:table-row>
          <table:table-cell table:style-name="Table7.B1" office:value-type="string">
            <text:p text:style-name="P7">C.I. <text:span text:style-name="T11"><text:text-input text:description="&lt;o.partner_id.cedula&gt;">cedula</text:text-input></text:span></text:p>
          </table:table-cell>
          <table:table-cell table:style-name="Table7.B1" office:value-type="string">
            <text:p text:style-name="P7"/>
          </table:table-cell>
          <table:table-cell table:style-name="Table7.B1" office:value-type="string">
            <text:p text:style-name="P7">C.I. <text:span text:style-name="T11"><text:text-input text:description="&lt;o.cyg_partner_id.cedula&gt;">cyg_cedula</text:text-input></text:span></text:p>
          </table:table-cell>
        </table:table-row>
      </table:table>
      <text:p text:style-name="P12"><text:soft-page-break/>VISTO BUENO</text:p>
      <text:p text:style-name="P14">EL/LOS DEUDOR(ES)</text:p>
      <text:p text:style-name="P14"/>
      <text:p text:style-name="P14">f)_____________________________________ <text:s text:c="26"/>f)____________________________________________</text:p>
      <text:p text:style-name="P19"><text:s text:c="3"/><text:text-input text:description="&lt;o.partner_id.name&gt;">partner_id</text:text-input> <text:s text:c="76"/><text:text-input text:description="&lt;o.cyg_partner_id.name&gt;">cyg_partner_id</text:text-input></text:p>
      <text:p text:style-name="P14"><text:s text:c="3"/><text:span text:style-name="T11"><text:text-input text:description="&lt;o.partner_id.cedula&gt;">cedula</text:text-input></text:span><text:span text:style-name="T11"> <text:tab/><text:tab/><text:tab/><text:tab/><text:tab/><text:tab/><text:tab/> <text:s text:c="4"/></text:span><text:span text:style-name="T11"><text:text-input text:description="&lt;o.cyg_partner_id.cedula&gt;">cyg_cedula</text:text-input></text:span></text:p>
      <text:p text:style-name="P14"/>
      <text:p text:style-name="P15">Por aval, garantizo solidariamente y en los mismos términos que anteceden el cumplimiento de todas las </text:p>
      <text:p text:style-name="P16">obligaciones constantes en este pagaré. <text:s/>Renuncio/amos domicilio y me someto/emos a los mismos jueces y </text:p>
      <text:p text:style-name="P15">trámites mencionados por el suscriptor. <text:s/>Renuncio/amos a todos los beneficios de orden, excusión y división </text:p>
      <text:p text:style-name="P15">de bienes. Sin protesto. Exímese de presentación para el pago y de Avisos por falta de pago. <text:s/>Las </text:p>
      <text:p text:style-name="P15">declaraciones relativas a expresiones hechas en singular o por cuenta de personas jurídicas corren para este </text:p>
      <text:p text:style-name="P15">aval, si es que fueren aplicables.</text:p>
      <text:p text:style-name="P13"/>
      <text:p text:style-name="P15"><text:s/><text:span text:style-name="T11"><text:text-input text:description="&lt;o.company_id.city&gt;">city</text:text-input></text:span><text:span text:style-name="T11">, </text:span>a <text:span text:style-name="T11"><text:text-input text:description="&lt;time.strftime('%Y-%m-%d', time.strptime(o.date_order, '%Y-%m-%d %H:%M:%S'))&gt;">date_order</text:text-input></text:span></text:p>
      <text:p text:style-name="P13"/>
      <text:p text:style-name="P15">EL/LOS FIADOR(ES)</text:p>
      <text:p text:style-name="P15"/>
      <text:p text:style-name="P15"/>
      <text:p text:style-name="P15"/>
      <text:p text:style-name="P15">f)_____________________________________ <text:s text:c="24"/>f)_____________________________________</text:p>
      <text:p text:style-name="P15"><text:s text:c="3"/><text:span text:style-name="T11"><text:text-input text:description="&lt;o.partner_id.name&gt;">partner_id</text:text-input></text:span><text:span text:style-name="T11"> <text:s/><text:tab/><text:tab/><text:tab/><text:tab/><text:tab/><text:tab/><text:tab/></text:span><text:span text:style-name="T11"><text:text-input text:description="&lt;o.cyg_partner_id.name&gt;">cyg_partner_id</text:text-input></text:span></text:p>
      <text:p text:style-name="P23"><text:span text:style-name="T11"><text:s text:c="2"/></text:span><text:span text:style-name="T12"><text:s/></text:span><text:span text:style-name="T12"><text:text-input text:description="&lt;o.partner_id.cedula&gt;">cedula</text:text-input></text:span><text:span text:style-name="T12"><text:tab/><text:tab/><text:tab/><text:tab/><text:tab/><text:tab/><text:tab/></text:span><text:span text:style-name="T12"><text:text-input text:description="&lt;o.cyg_partner_id.cedula&gt;">cyg_cedula</text:text-input></text:span></text:p>
      <text:p text:style-name="P23"><text:span text:style-name="T12"/></text:p>
      <text:p text:style-name="P23"><text:span text:style-name="T12">ENDOSO.- </text:span></text:p>
      <text:p text:style-name="P23"><text:span text:style-name="T12"/></text:p>
      <text:p text:style-name="P15">Por valor recibido, <text:span text:style-name="T8"><text:text-input text:description="&lt;o.company_id.ceo&gt;">empresario</text:text-input></text:span><text:span text:style-name="T8"> </text:span><text:span text:style-name="T9"><text:s/>cede y traspasa el presente pagaré, en los mismos términos y condiciones que anteceden, a</text:span></text:p>
      <text:p text:style-name="P16"><text:span text:style-name="T2">sin responsabilidad de la cedente.</text:span></text:p>
      <text:p text:style-name="P15"><text:span text:style-name="T9"/></text:p>
      <text:p text:style-name="P15"><text:span text:style-name="T9"/></text:p>
      <text:p text:style-name="P15"><text:span text:style-name="T8"><text:s/></text:span><text:span text:style-name="T4"><text:text-input text:description="&lt;o.company_id.city&gt;">city</text:text-input></text:span><text:span text:style-name="T4">, a </text:span><text:span text:style-name="T4"><text:text-input text:description="&lt;time.strftime('%Y-%m-%d', time.strptime(o.date_order, '%Y-%m-%d %H:%M:%S'))&gt;">date_order</text:text-input></text:span></text:p>
      <text:p text:style-name="P15"><text:span text:style-name="T4"/></text:p>
      <text:p text:style-name="P15">EL/LOS CEDENTE(S)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15">f)_____________________________________ <text:s text:c="15"/></text:p>
      <text:p text:style-name="P15"><text:s text:c="3"/><text:span text:style-name="T11"><text:text-input text:description="&lt;o.partner_id.name&gt;">partner_id</text:text-input></text:span><text:span text:style-name="T11"> <text:s/><text:tab/><text:tab/><text:tab/><text:tab/><text:tab/><text:tab/><text:tab/></text:span></text:p>
      <text:p text:style-name="P23"><text:span text:style-name="T12"><text:s text:c="3"/></text:span><text:span text:style-name="T12"><text:text-input text:description="&lt;o.partner_id.cedula&gt;">cedula</text:text-input></text:span></text:p>
      <text:p text:style-name="P23"><text:span text:style-name="T12"/></text:p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Helviteca" svg:font-family="Helviteca"/>
    <style:font-face style:name="Helvetica2" svg:font-family="Helvetica" style:font-family-generic="swiss"/>
    <style:font-face style:name="Nimbus Mono L" svg:font-family="'Nimbus Mono L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1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1.139cm" fo:margin-right="1.0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8-31T10:54:44</meta:creation-date>
    <dc:creator>Ruth </dc:creator>
    <dc:date>2013-01-12T17:41:47</dc:date>
    <meta:editing-cycles>874</meta:editing-cycles>
    <meta:editing-duration>P1DT15H27M32S</meta:editing-duration>
    <meta:document-statistic meta:table-count="8" meta:image-count="0" meta:object-count="0" meta:page-count="2" meta:paragraph-count="61" meta:word-count="667" meta:character-count="4653" meta:non-whitespace-character-count="3823"/>
    <meta:user-defined meta:name="Info 1">http://localhost:8069</meta:user-defined>
    <meta:user-defined meta:name="Info 2">admin</meta:user-defined>
    <meta:user-defined meta:name="Info 3">535</meta:user-defined>
    <meta:user-defined meta:name="Info 4">tres.cartera</meta:user-defined>
  </office:meta>
</office:document-meta>
</file>